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yP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mpanies</text:p>
          </table:table-cell>
          <table:table-cell table:formula="of:=94051.61-9500-950-[.B4]" office:value-type="float" office:value="69351.61">
            <text:p>69351.61</text:p>
          </table:table-cell>
        </table:table-row>
        <table:table-row table:style-name="ro1">
          <table:table-cell office:value-type="string">
            <text:p>Other NPOs</text:p>
          </table:table-cell>
          <table:table-cell table:formula="of:=14250" office:value-type="float" office:value="14250">
            <text:p>14250</text:p>
          </table:table-cell>
        </table:table-row>
        <table:table-row table:style-name="ro1">
          <table:table-cell office:value-type="string">
            <text:p>Individuals</text:p>
          </table:table-cell>
          <table:table-cell table:formula="of:=[.B6]-[.B3]-[.B4]" office:value-type="float" office:value="39998.55">
            <text:p>39998.55</text:p>
          </table:table-cell>
        </table:table-row>
        <table:table-row table:style-name="ro1">
          <table:table-cell office:value-type="string">
            <text:p>Total: </text:p>
          </table:table-cell>
          <table:table-cell table:formula="of:=123600.16" office:value-type="float" office:value="123600.16">
            <text:p>123600.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G29" table:end-x="0.7685in" table:end-y="0.1252in" draw:z-index="0" draw:style-name="gr1" svg:width="6.1024in" svg:height="5.0217in" svg:x="0in" svg:y="0.0626in">
              <draw:object draw:notify-on-update-of-ranges="Sheet1.A3:Sheet1.A5 Sheet1.A3:Sheet1.A5 Sheet1.B3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3/15/2013</text:date>, <text:time>11:1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ley Kuhn</meta:initial-creator>
    <meta:creation-date>2013-03-15T09:30:19</meta:creation-date>
    <dc:date>2013-03-15T11:14:51</dc:date>
    <dc:creator>Bradley Kuhn</dc:creator>
    <meta:editing-duration>PT01H13M41S</meta:editing-duration>
    <meta:editing-cycles>1</meta:editing-cycles>
    <meta:document-statistic meta:table-count="3" meta:cell-count="9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12.756cm" xlink:href=".." chart:class="chart:circle" chart:style-name="ch1">
        <chart:title svg:x="6.189cm" svg:y="0.256cm" chart:style-name="ch2">
          <text:p>PyPy Donations</text:p>
        </chart:title>
        <chart:legend chart:legend-position="end" svg:x="7.237cm" svg:y="0.821cm" chart:style-name="ch3"/>
        <chart:plot-area chart:style-name="ch4" table:cell-range-address="Sheet1.A3:Sheet1.B5" chart:data-source-has-labels="both" svg:x="0.203cm" svg:y="1.438cm" svg:width="7.946cm" svg:height="7.925cm">
          <chart:axis chart:dimension="x" chart:name="primary-x" chart:style-name="ch5">
            <chart:categories table:cell-range-address="Sheet1.A3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5" chart:label-cell-address="Sheet1.A3:Sheet1.A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3:Sheet1.A5">Companies Other NPOs Individuals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5">Companies</text:p>
              </table:table-cell>
              <table:table-cell office:value-type="float" office:value="69351.61">
                <text:p text:id="Sheet1.B3:Sheet1.B5">69351.61</text:p>
              </table:table-cell>
            </table:table-row>
            <table:table-row>
              <table:table-cell office:value-type="string">
                <text:p>Other NPOs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39998.55">
                <text:p>39998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